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ypeLoaderBase.findAttribut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LoaderBase.parse( Reader jior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Base.compileQuery( String query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parse( File file , SchemaType type , Xml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maTypeLoaderBase.parse( String xmlText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Base.parse( Node node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Base.invokeMethod( Method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TypeLoaderBase.findDocumentTyp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LoaderBase.newDomImplementation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findAttributeGroup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LoaderBase.newXmlSaxHandler(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Base.doCompileQuery(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parse( InputStream jiois , SchemaType type , Xml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hemaTypeLoaderBase.findElement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LoaderBase.compilePath( String path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findAttributeTyp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LoaderBase.compileQuery(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getMethod( String className , String methodName , Class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LoaderBase.newInstance(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Base.findModelGroup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LoaderBase.compilePath( String path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parse( URL url , SchemaType type , XmlOptions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chemaTypeLoaderBase.findTyp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LoaderBase.doCompilePath( String path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parse( XMLInputStream xis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Base.newValidatingXMLInputStream( XMLInputStream xis , SchemaType typ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Base.typeForSignature( String signature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69">
            <text:p text:style-name="Table_20_Contents">169</text:p>
          </table:table-cell>
        </table:table-row>
        <table:table-row>
          <table:table-cell office:value-type="string">
            <text:p text:style-name="Table_20_Contents">SchemaTypeLoaderBase.parse( XMLStreamReader xsr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